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/>
      <style:paragraph-properties style:writing-mode="lr-tb"/>
    </style:style>
    <style:style style:name="gr2" style:family="graphic" style:parent-style-name="standard">
      <style:graphic-properties fo:min-height="4.334cm" fo:min-width="5.355cm"/>
      <style:paragraph-properties style:writing-mode="lr-tb"/>
    </style:style>
    <style:style style:name="gr3" style:family="graphic" style:parent-style-name="standard">
      <style:graphic-properties fo:min-height="1.469cm" fo:min-width="4.712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/>
    </style:style>
    <style:style style:name="gr6" style:family="graphic" style:parent-style-name="objectwithoutfill">
      <style:graphic-properties draw:marker-end="Arrowheads_20_4" draw:marker-end-width="0.3cm" draw:fill="none"/>
    </style:style>
    <style:style style:name="gr7" style:family="graphic" style:parent-style-name="objectwithoutfill">
      <style:graphic-properties draw:marker-end="Arrowheads_20_5" draw:marker-end-width="0.3cm" draw:fill="non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text-properties fo:font-size="12pt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 loext:hyphenation-no-caps="false" loext:hyphenation-no-last-word="false"/>
    </style:style>
    <style:style style:name="P6" style:family="paragraph">
      <loext:graphic-properties draw:fill="none"/>
    </style:style>
    <style:style style:name="T1" style:family="text">
      <style:text-properties fo:font-size="12pt"/>
    </style:style>
    <style:style style:name="T2" style:family="text">
      <style:text-properties fo:font-size="10pt"/>
    </style:style>
    <style:style style:name="T3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398cm" svg:height="1.905cm" svg:x="0.999cm" svg:y="1cm">
          <text:p text:style-name="P1"><text:span text:style-name="T1">Observation Results:</text:span></text:p>
          <text:p text:style-name="P1"><text:span text:style-name="T1">Laboratory</text:span></text:p>
          <text:p text:style-name="P1"><text:span text:style-name="T2">instantiates[x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6.351cm" svg:height="5.08cm" svg:x="10.524cm" svg:y="3.54cm">
          <text:p text:style-name="P1"><text:span text:style-name="T1">ObservationDefinition</text:span></text:p>
          <text:p text:style-name="P1"><text:span text:style-name="T1">Laboratory</text:span></text:p>
          <text:p text:style-name="P1"><text:span text:style-name="T1"/></text:p>
          <text:p text:style-name="P1"><text:span text:style-name="T2">code: CodeableConcept R4</text:span></text:p>
          <text:p text:style-name="P1"><text:span text:style-name="T2">method: CodeableConcept R4</text:span></text:p>
          <text:p text:style-name="P1"><text:span text:style-name="T2">specimen: SpecimenDefinition R5</text:span></text:p>
          <text:p text:style-name="P1"><text:span text:style-name="T2">device: Reference R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5.398cm" svg:height="1.905cm" svg:x="10.525cm" svg:y="10.525cm">
          <text:p text:style-name="P1"><text:span text:style-name="T1">DeviceDefinition:</text:span></text:p>
          <text:p text:style-name="P1"><text:span text:style-name="T2">link R5</text:span></text:p>
          <text:p text:style-name="P1"><text:span text:style-name="T2">relationCoding</text:span></text:p>
          <text:p text:style-name="P1"><text:span text:style-name="T2">relatedDe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3.698cm" svg:y1="2.905cm" svg:x2="10.524cm" svg:y2="6.08cm" draw:start-shape="id1" draw:start-glue-point="2" draw:end-shape="id2" draw:end-glue-point="3" svg:d="M3698 2905v3175h6826" svg:viewBox="0 0 6827 3176">
          <text:p text:style-name="P3"><text:span text:style-name="T3">extension ObservationInstantiatesR5</text:span></text:p>
        </draw:connector>
        <draw:custom-shape draw:style-name="gr3" draw:text-style-name="P1" xml:id="id4" draw:id="id4" draw:layer="layout" svg:width="5.398cm" svg:height="1.905cm" svg:x="20.367cm" svg:y="8.62cm">
          <text:p text:style-name="P1"><text:span text:style-name="T1">Device:</text:span></text:p>
          <text:p text:style-name="P1"><text:span text:style-name="T1">Laboratory Analyzer</text:span></text:p>
          <text:p text:style-name="P5"><text:span text:style-name="T2">regulatoryIdentifier R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398cm" svg:height="1.905cm" svg:x="20.367cm" svg:y="3.54cm">
          <text:p text:style-name="P1"><text:span text:style-name="T1">Device:</text:span></text:p>
          <text:p text:style-name="P1"><text:span text:style-name="T1">Laboratory Testkit</text:span></text:p>
          <text:p text:style-name="P1"><text:span text:style-name="T2">regulatoryIdentifier R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15.923cm" svg:y1="11.477cm" svg:x2="23.066cm" svg:y2="10.525cm" draw:start-shape="id3" draw:start-glue-point="1" draw:end-shape="id4" draw:end-glue-point="2" svg:d="M15923 11477h7143v-952" svg:viewBox="0 0 7144 953">
          <text:p/>
        </draw:connector>
        <draw:connector draw:style-name="gr6" draw:text-style-name="P6" draw:layer="layout" svg:x1="13.699cm" svg:y1="8.62cm" svg:x2="13.224cm" svg:y2="10.525cm" draw:start-shape="id2" draw:start-glue-point="2" draw:end-shape="id3" draw:end-glue-point="0" svg:d="M13699 8620v953h-475v952" svg:viewBox="0 0 476 1906">
          <text:p/>
        </draw:connector>
        <draw:connector draw:style-name="gr7" draw:text-style-name="P6" draw:layer="layout" svg:x1="13.699cm" svg:y1="8.62cm" svg:x2="20.367cm" svg:y2="9.572cm" draw:start-shape="id2" draw:start-glue-point="2" draw:end-shape="id4" draw:end-glue-point="3" svg:d="M13699 8620v952h6668" svg:viewBox="0 0 6669 95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middle" draw:auto-grow-height="false" fo:min-height="1.469cm" fo:min-width="4.712c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 draw:textarea-vertical-align="bottom" draw:auto-grow-height="tru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el Hanselmann</meta:initial-creator>
    <meta:creation-date>2023-10-08T15:29:09.681746711</meta:creation-date>
    <dc:date>2023-10-08T16:11:55.568720122</dc:date>
    <dc:creator>Marcel Hanselmann</dc:creator>
    <meta:editing-duration>PT1M15S</meta:editing-duration>
    <meta:editing-cycles>2</meta:editing-cycles>
    <meta:generator>LibreOffice/7.4.0.3$Linux_X86_64 LibreOffice_project/f85e47c08ddd19c015c0114a68350214f7066f5a</meta:generator>
    <meta:document-statistic meta:object-count="9"/>
  </office:meta>
</office:document-meta>
</file>